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Тестовые задания к главе 4 «Особенности работы в РЕД ОС»</text:p>
      <text:p text:style-name="Обычный">1. После открытия терминала пользователь видит приглашение на ввод команды -</text:p>
      <text:p text:style-name="Обычный">имя_пользователя@имя_компьютера: ~$ и мигающий курсор. Что означает в этой записи</text:p>
      <text:p text:style-name="Обычный">знак тильда (~)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2. После открытия терминала пользователь видит приглашение на ввод команды -</text:p>
      <text:p text:style-name="Обычный">имя_пользователя@имя_компьютера: ~$ и мигающий курсор. Что означает в этой записи</text:p>
      <text:p text:style-name="Обычный">знак $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3. Для чего предназначена программа Brasero?</text:p>
      <text:p text:style-name="Обычный">1) для записи CD/DVD дисков с данными, образов дисков, копирования и</text:p>
      <text:p text:style-name="Обычный">форматирования дисков</text:p>
      <text:p text:style-name="Обычный">2) для подключения съёмного USB-носителя</text:p>
      <text:p text:style-name="Обычный">3) для обнаружения вредоносного ПО</text:p>
      <text:p text:style-name="Обычный">4) для запуска Windows-программ в РЕД ОС</text:p>
      <text:p text:style-name="Обычный">4. Компьютер под управлением Linux не подвержен заражению вирусами для Windows,</text:p>
      <text:p text:style-name="Обычный">но вполне может быть переносчиком и хранителем вредоносного ПО.</text:p>
      <text:p text:style-name="Обычный">Верно</text:p>
      <text:p text:style-name="Обычный">Неверно</text:p>
      <text:p text:style-name="Обычный">5. Какой антивирус есть в официальном репозитории РЕД ОС?</text:p>
      <text:p text:style-name="Обычный">1) Avira</text:p>
      <text:p text:style-name="Обычный">2) ClamAV</text:p>
      <text:p text:style-name="Обычный">3) Dr.Web</text:p>
      <text:p text:style-name="Обычный">4) Avast</text:p>
      <text:p text:style-name="Обычный">6. Как называется простой графический интерфейс для ClamAV?</text:p>
      <text:p text:style-name="Обычный">7. Если на компьютере установлено одновременно две операционные системы, то,</text:p>
      <text:p text:style-name="Обычный">работая в Linux, можно ли безопасно просканировать дистрибутив, содержащий файлы</text:p>
      <text:soft-page-break/>
      <text:p text:style-name="Обычный">другой ОС?</text:p>
      <text:p text:style-name="Обычный">Можно</text:p>
      <text:p text:style-name="Обычный">Нельзя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5:00Z</meta:creation-date>
    <dc:date>2024-03-14T10:45:00Z</dc:date>
    <meta:template xlink:href="Normal" xlink:type="simple"/>
    <meta:editing-cycles>2</meta:editing-cycles>
    <meta:editing-duration>PT0S</meta:editing-duration>
    <meta:document-statistic meta:page-count="2" meta:paragraph-count="3" meta:word-count="250" meta:character-count="1672" meta:row-count="11" meta:non-whitespace-character-count="1425"/>
  </office:meta>
</office:document-meta>
</file>